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832" officeooo:paragraph-rsid="000ef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5:<text:line-break/><text:line-break/><text:a xlink:type="simple" xlink:href="https://drive.google.com/drive/folders/1KKfhaLlyTmCLBb_1C42bw5pBBTfwDeHl?usp=sharing" text:style-name="Internet_20_link" text:visited-style-name="Visited_20_Internet_20_Link">https://drive.google.com/drive/folders/1KKfhaLlyTmCLBb_1C42bw5pBBTfwDeHl?usp=sharing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23:32:08.996557162</meta:creation-date>
    <dc:date>2023-08-16T23:32:31.817581163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94" meta:non-whitespace-character-count="91"/>
    <meta:generator>LibreOffice/7.5.4.2$Linux_X86_64 LibreOffice_project/50$Build-2</meta:generator>
  </office:meta>
</office:document-meta>
</file>